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196cm" svg:height="8.547cm" svg:x="0.004cm" svg:y="0.9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8T15:50:08.616680792</dc:date>
    <meta:editing-duration>PT2M24S</meta:editing-duration>
    <meta:editing-cycles>17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7cm" svg:height="8.548cm" xlink:href="." xlink:type="simple" chart:class="chart:scatter" chart:style-name="ch1">
        <chart:plot-area chart:style-name="ch2" chart:data-source-has-labels="both" svg:x="0.303cm" svg:y="0.17cm" svg:width="14.591cm" svg:height="8.208cm">
          <chartooo:coordinate-region svg:x="0.845cm" svg:y="0.369cm" svg:width="13.955cm" svg:height="7.81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9807621135331">
                <text:p>-2.59807621135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28587913910472E-015">
                <text:p>-1.28587913910472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59807621135331">
                <text:p>-2.59807621135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7.34973773679388E-015">
                <text:p>-7.34973773679388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